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9699f" officeooo:paragraph-rsid="0019699f"/>
    </style:style>
    <style:style style:name="P2" style:family="paragraph" style:parent-style-name="Standard">
      <style:text-properties style:font-name="Arial" officeooo:rsid="0019699f" officeooo:paragraph-rsid="0029c669"/>
    </style:style>
    <style:style style:name="P3" style:family="paragraph" style:parent-style-name="Standard">
      <style:text-properties style:font-name="Arial" officeooo:rsid="0025a6c5" officeooo:paragraph-rsid="0025a6c5"/>
    </style:style>
    <style:style style:name="P4" style:family="paragraph" style:parent-style-name="Standard">
      <style:text-properties style:font-name="Arial" officeooo:rsid="0029dea4" officeooo:paragraph-rsid="0029dea4"/>
    </style:style>
    <style:style style:name="P5" style:family="paragraph" style:parent-style-name="Standard">
      <style:text-properties style:font-name="Arial" officeooo:rsid="002b5874" officeooo:paragraph-rsid="002b5874"/>
    </style:style>
    <style:style style:name="P6" style:family="paragraph" style:parent-style-name="Standard">
      <style:text-properties fo:color="#000000" style:font-name="Arial" officeooo:rsid="0019699f" officeooo:paragraph-rsid="0025a6c5"/>
    </style:style>
    <style:style style:name="P7" style:family="paragraph" style:parent-style-name="Standard">
      <style:text-properties officeooo:paragraph-rsid="00276c97"/>
    </style:style>
    <style:style style:name="P8" style:family="paragraph" style:parent-style-name="Standard">
      <style:text-properties officeooo:rsid="00281a4a" officeooo:paragraph-rsid="00281a4a"/>
    </style:style>
    <style:style style:name="T1" style:family="text">
      <style:text-properties officeooo:rsid="001b0712"/>
    </style:style>
    <style:style style:name="T2" style:family="text">
      <style:text-properties fo:color="#800000"/>
    </style:style>
    <style:style style:name="T3" style:family="text">
      <style:text-properties fo:color="#800000" fo:language="zxx" fo:country="none" style:language-asian="zxx" style:country-asian="none" style:language-complex="zxx" style:country-complex="none"/>
    </style:style>
    <style:style style:name="T4" style:family="text">
      <style:text-properties fo:color="#800000" officeooo:rsid="0020950a"/>
    </style:style>
    <style:style style:name="T5" style:family="text">
      <style:text-properties fo:color="#000000"/>
    </style:style>
    <style:style style:name="T6" style:family="text">
      <style:text-properties fo:color="#000000" style:font-name="Arial" officeooo:rsid="00276c97"/>
    </style:style>
    <style:style style:name="T7" style:family="text">
      <style:text-properties officeooo:rsid="0022220a"/>
    </style:style>
    <style:style style:name="T8" style:family="text">
      <style:text-properties officeooo:rsid="00239fc4"/>
    </style:style>
    <style:style style:name="T9" style:family="text">
      <style:text-properties officeooo:rsid="0024e03e"/>
    </style:style>
    <style:style style:name="T10" style:family="text">
      <style:text-properties officeooo:rsid="0025a6c5"/>
    </style:style>
    <style:style style:name="T11" style:family="text">
      <style:text-properties fo:font-variant="normal" fo:text-transform="none" fo:color="#000000" style:font-name="verdana" fo:font-size="7.5pt" fo:letter-spacing="normal" fo:font-style="normal" fo:font-weight="normal"/>
    </style:style>
    <style:style style:name="T12" style:family="text">
      <style:text-properties fo:font-variant="normal" fo:text-transform="none" fo:color="#000000" fo:font-size="7.5pt" fo:letter-spacing="normal" fo:font-style="normal" fo:font-weight="normal"/>
    </style:style>
    <style:style style:name="T13" style:family="text">
      <style:text-properties fo:font-variant="normal" fo:text-transform="none" fo:color="#800000" style:font-name="verdana" fo:font-size="7.5pt" fo:letter-spacing="normal" fo:font-style="normal" fo:font-weight="normal"/>
    </style:style>
    <style:style style:name="T14" style:family="text">
      <style:text-properties fo:font-variant="normal" fo:text-transform="none" fo:color="#800000" style:font-name="verdana" fo:font-size="7.5pt" fo:letter-spacing="normal" fo:font-style="normal" fo:font-weight="normal" officeooo:rsid="0029c669"/>
    </style:style>
    <style:style style:name="T15" style:family="text">
      <style:text-properties fo:font-variant="normal" fo:text-transform="none" fo:color="#800000" fo:font-size="7.5pt" fo:letter-spacing="normal" fo:font-style="normal" fo:font-weight="normal"/>
    </style:style>
    <style:style style:name="T16" style:family="text">
      <style:text-properties fo:font-variant="normal" fo:text-transform="none" fo:color="#800000" fo:font-size="7.5pt" fo:letter-spacing="normal" fo:font-style="normal" fo:font-weight="normal" officeooo:rsid="0029c669"/>
    </style:style>
    <style:style style:name="T17" style:family="text">
      <style:text-properties fo:font-variant="normal" fo:text-transform="none" fo:color="#800000" fo:font-size="7.5pt" fo:letter-spacing="normal" fo:font-style="normal" fo:font-weight="normal" officeooo:rsid="0029dea4"/>
    </style:style>
    <style:style style:name="T18" style:family="text">
      <style:text-properties fo:font-variant="normal" fo:text-transform="none" fo:color="#800000" fo:font-size="7.5pt" fo:letter-spacing="normal" fo:font-style="normal" fo:font-weight="normal" officeooo:rsid="002b7c91"/>
    </style:style>
    <style:style style:name="T19" style:family="text">
      <style:text-properties officeooo:rsid="002bbc64"/>
    </style:style>
    <style:style style:name="T20" style:family="text">
      <style:text-properties officeooo:rsid="002c64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b</text:span>cd = 11<text:span text:style-name="T2">00010</text:span> 11<text:span text:style-name="T2">00011</text:span> 11<text:span text:style-name="T2">00100</text:span></text:p>
      <text:p text:style-name="P1"><text:s text:c="10"/>1<text:span text:style-name="T2">000 1000 0110 0100</text:span> PDF <text:span text:style-name="T7">(einfach die ersten 2 Bits abgeschnitten)</text:span></text:p>
      <text:p text:style-name="P1"><text:tab/><text:tab/><text:tab/><text:tab/><text:tab/><text:span text:style-name="T19">&lt;-&gt; nach je 5 Bits 11 hinzufügen</text:span></text:p>
      <text:p text:style-name="P1"/>
      <text:p text:style-name="P1">a5 = <text:span text:style-name="T2">1100001 0110101</text:span></text:p>
      <text:p text:style-name="P1"><text:s text:c="8"/>0<text:span text:style-name="T2">110 0001</text:span> <text:span text:style-name="T5">0</text:span><text:span text:style-name="T2">011 0101</text:span> PDF <text:span text:style-name="T8">(0 vor jeden Buchstaben um 16-bit vollzukriegen)</text:span></text:p>
      <text:p text:style-name="P1"><text:tab/><text:tab/><text:tab/><text:tab/><text:tab/><text:span text:style-name="T20">&lt;-&gt; jedes 8. Bit ignorieren</text:span></text:p>
      <text:p text:style-name="P1"/>
      <text:p text:style-name="P1">5bcd = <text:s text:c="2"/><text:span text:style-name="T3">011 </text:span><text:span text:style-name="T2">0101</text:span> <text:s text:c="2"/><text:span text:style-name="T2">110 0010</text:span> <text:s text:c="2"/><text:span text:style-name="T2">110 0011</text:span> <text:s text:c="2"/><text:span text:style-name="T2">110 0100</text:span></text:p>
      <text:p text:style-name="P1"><text:s text:c="12"/>0<text:span text:style-name="T2">011</text:span> <text:span text:style-name="T2">0101</text:span> 0<text:span text:style-name="T2">110</text:span> <text:span text:style-name="T2">0010</text:span> 0<text:span text:style-name="T2">110</text:span> <text:span text:style-name="T2">0011</text:span> 0<text:span text:style-name="T2">11</text:span><text:span text:style-name="T4">0 0100</text:span> <text:span text:style-name="T1">PDF (0 vor jeden Buchstaben)</text:span></text:p>
      <text:p text:style-name="P1"/>
      <text:p text:style-name="P1"/>
      <text:p text:style-name="P5"><text:span text:style-name="T17">K</text:span><text:span text:style-name="T15">leinbuchstaben = 96+X </text:span><text:span text:style-name="T18">bis inkl. 122</text:span></text:p>
      <text:p text:style-name="P5"><text:span text:style-name="T15">Großbuchstaben = 64+X </text:span><text:span text:style-name="T18">bis inkl. 90</text:span></text:p>
      <text:p text:style-name="P1"/>
      <text:p text:style-name="P4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M4S</meta:editing-duration>
    <meta:editing-cycles>23</meta:editing-cycles>
    <meta:generator>LibreOffice/5.3.7.2$Windows_X86_64 LibreOffice_project/6b8ed514a9f8b44d37a1b96673cbbdd077e24059</meta:generator>
    <dc:date>2021-01-15T17:35:47.875000000</dc:date>
    <meta:document-statistic meta:table-count="0" meta:image-count="0" meta:object-count="0" meta:page-count="1" meta:paragraph-count="11" meta:word-count="79" meta:character-count="474" meta:non-whitespace-character-count="356"/>
    <meta:user-defined meta:name="Info 1"/>
    <meta:user-defined meta:name="Info 2"/>
    <meta:user-defined meta:name="Info 3"/>
    <meta:user-defined meta:name="Info 4"/>
  </office:meta>
</office:document-meta>
</file>